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8pt" fo:font-style="italic" fo:font-weight="bold" style:font-size-asian="48pt" style:font-style-asian="italic" style:font-weight-asian="bold" style:font-size-complex="48pt"/>
    </style:style>
    <style:style style:name="P3" style:family="paragraph" style:parent-style-name="Standard">
      <style:text-properties fo:font-weight="bold" style:font-weight-asian="bold"/>
    </style:style>
    <style:style style:name="P4" style:family="paragraph" style:parent-style-name="Standard">
      <style:paragraph-properties fo:padding-left="0.141cm" fo:padding-right="0.141cm" fo:padding-top="0.035cm" fo:padding-bottom="0.035cm" fo:border="0.018cm solid #000000"/>
    </style:style>
    <style:style style:name="P5" style:family="paragraph" style:parent-style-name="Standard">
      <style:paragraph-properties fo:padding-left="0.141cm" fo:padding-right="0.141cm" fo:padding-top="0.035cm" fo:padding-bottom="0.035cm" fo:border="0.018cm solid #000000"/>
      <style:text-properties fo:font-size="14pt" style:font-size-asian="14pt" style:font-size-complex="14pt"/>
    </style:style>
    <style:style style:name="P6" style:family="paragraph" style:parent-style-name="Standard">
      <style:paragraph-properties fo:padding-left="0.141cm" fo:padding-right="0.141cm" fo:padding-top="0.035cm" fo:padding-bottom="0.035cm" fo:border="0.018cm solid #000000"/>
      <style:text-properties fo:font-size="14pt" fo:font-weight="bold" style:font-size-asian="14pt" style:font-weight-asian="bold" style:font-size-complex="14pt"/>
    </style:style>
    <style:style style:name="P7" style:family="paragraph" style:parent-style-name="Contents_20_1">
      <style:paragraph-properties>
        <style:tab-stops>
          <style:tab-stop style:position="14.998cm" style:type="right" style:leader-style="dotted" style:leader-text="."/>
        </style:tab-stops>
      </style:paragraph-properties>
    </style:style>
    <style:style style:name="P8" style:family="paragraph" style:parent-style-name="Contents_20_1">
      <style:paragraph-properties fo:break-before="page">
        <style:tab-stops>
          <style:tab-stop style:position="14.998cm" style:type="right" style:leader-style="dotted" style:leader-text="."/>
        </style:tab-stops>
      </style:paragraph-properties>
    </style:style>
    <style:style style:name="P9" style:family="paragraph" style:parent-style-name="Contents_20_2">
      <style:paragraph-properties>
        <style:tab-stops>
          <style:tab-stop style:position="14.575cm" style:type="right" style:leader-style="dotted" style:leader-text="."/>
        </style:tab-stops>
      </style:paragraph-properties>
    </style:style>
    <style:style style:name="P10" style:family="paragraph" style:parent-style-name="Contents_20_3">
      <style:paragraph-properties>
        <style:tab-stops>
          <style:tab-stop style:position="14.152cm" style:type="right" style:leader-style="dotted" style:leader-text="."/>
        </style:tab-stops>
      </style:paragraph-properties>
    </style:style>
    <style:style style:name="P11" style:family="paragraph" style:parent-style-name="Heading_20_2" style:master-page-name="Standard">
      <style:paragraph-properties fo:margin-left="1.249cm" fo:margin-right="0cm" fo:text-indent="-1.249cm" style:auto-text-indent="false"/>
    </style:style>
    <style:style style:name="P12" style:family="paragraph" style:parent-style-name="Standard" style:list-style-name="WW8Num1">
      <style:paragraph-properties fo:orphans="0" fo:widows="0"/>
    </style:style>
    <style:style style:name="P13" style:family="paragraph" style:parent-style-name="Standard" style:list-style-name="WW8Num1">
      <style:paragraph-properties fo:orphans="0" fo:widows="0"/>
    </style:style>
    <style:style style:name="P14" style:family="paragraph" style:parent-style-name="Standard" style:list-style-name="WW8Num1">
      <style:paragraph-properties fo:orphans="0" fo:widows="0"/>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 text:is-list-header="true"/>
      <text:p text:style-name="Standard"/>
      <text:p text:style-name="P2">Agenda Personal </text:p>
      <text:p text:style-name="Standard"/>
      <text:p text:style-name="Standard"/>
      <text:p text:style-name="P5">Alumno: Mario Corchero Jiménez</text:p>
      <text:p text:style-name="P5"/>
      <text:p text:style-name="P5">DNI: 09204648 W</text:p>
      <text:p text:style-name="P5"/>
      <text:p text:style-name="P4"><text:span text:style-name="T1">Asignatura: </text:span><text:span text:style-name="T2">Laboratorio de Programación I </text:span></text:p>
      <text:p text:style-name="P6"/>
      <text:p text:style-name="P4"><text:span text:style-name="T1">Curso: </text:span><text:span text:style-name="T2">2007/2008</text:span></text:p>
      <text:p text:style-name="P6"/>
      <text:p text:style-name="P5">Grupo de prácticas:A</text:p>
      <text:p text:style-name="P5"/>
      <text:p text:style-name="P5">Profesor: Pedro J Clemente</text:p>
      <text:p text:style-name="P5"/>
      <text:p text:style-name="P5">Fecha: ___________________________</text:p>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text:a xlink:type="simple" xlink:href="#1.Manual de usuario|outline">1. Manual de usuario<text:tab/>3</text:a></text:p>
          <text:p text:style-name="P9"><text:a xlink:type="simple" xlink:href="#1.1.Introducción|outline">1.1. Introducción<text:tab/>3</text:a></text:p>
          <text:p text:style-name="P9"><text:a xlink:type="simple" xlink:href="#1.2.Guía de Instalación|outline">1.2. Guía de Instalación<text:tab/>3</text:a></text:p>
          <text:p text:style-name="P9"><text:a xlink:type="simple" xlink:href="#1.3.Interfaz de usuario|outline">1.3. Interfaz de usuario<text:tab/>3</text:a></text:p>
          <text:p text:style-name="P9"><text:a xlink:type="simple" xlink:href="#1.4.Ejemplo de funcionamiento|outline">1.4. Ejemplo de funcionamiento<text:tab/>3</text:a></text:p>
          <text:p text:style-name="P9"><text:a xlink:type="simple" xlink:href="#1.5.Lista de errores|outline">1.5. Lista de errores<text:tab/>3</text:a></text:p>
          <text:p text:style-name="P7"><text:a xlink:type="simple" xlink:href="#2.Manual del Programador|outline">2. Manual del Programador<text:tab/>4</text:a></text:p>
          <text:p text:style-name="P9"><text:a xlink:type="simple" xlink:href="#2.1.Introducción|outline">2.1. Introducción<text:tab/>4</text:a></text:p>
          <text:p text:style-name="P9"><text:a xlink:type="simple" xlink:href="#2.2.Análisis|outline">2.2. Análisis<text:tab/>4</text:a></text:p>
          <text:p text:style-name="P10"><text:a xlink:type="simple" xlink:href="#2.2.1.Diagrama de modelo conceptual (umbrello)|outline">2.2.1. Diagrama de modelo conceptual (umbrello)<text:tab/>4</text:a></text:p>
          <text:p text:style-name="P10"><text:a xlink:type="simple" xlink:href="#2.2.2.Descripción de las clases conceptuales|outline">2.2.2. Descripción de las clases conceptuales<text:tab/>4</text:a></text:p>
          <text:p text:style-name="P9"><text:a xlink:type="simple" xlink:href="#2.3.Diseño|outline">2.3. Diseño<text:tab/>4</text:a></text:p>
          <text:p text:style-name="P10"><text:a xlink:type="simple" xlink:href="#2.3.1.Diagramas de clases (umbrello)|outline">2.3.1. Diagramas de clases (umbrello)<text:tab/>4</text:a></text:p>
          <text:p text:style-name="P10"><text:a xlink:type="simple" xlink:href="#2.3.2.Detalle de clases diseñadas (doxygen)|outline">2.3.2. Detalle de clases diseñadas (doxygen)<text:tab/>4</text:a></text:p>
          <text:p text:style-name="P10"><text:a xlink:type="simple" xlink:href="#2.3.3.Justificación de estructuras de datos|outline">2.3.3. Justificación de estructuras de datos<text:tab/>4</text:a></text:p>
          <text:p text:style-name="P9"><text:a xlink:type="simple" xlink:href="#2.4.Batería de pruebas|outline">2.4. Batería de pruebas<text:tab/>4</text:a></text:p>
          <text:p text:style-name="P9"><text:a xlink:type="simple" xlink:href="#2.5.Historial de desarrollo y conclusiones|outline">2.5. Historial de desarrollo y conclusiones<text:tab/>4</text:a></text:p>
        </text:index-body>
      </text:table-of-content>
      <text:p text:style-name="P3"/>
      <text:p text:style-name="P3"/>
      <text:h text:style-name="Heading_20_1" text:outline-level="1">Manual de usuario</text:h>
      <text:p text:style-name="Standard"/>
      <text:p text:style-name="Standard">Notas sobre la plantilla:</text:p>
      <text:list text:style-name="WW8Num1">
        <text:list-item>
          <text:p text:style-name="P12">Se han definido los estilos <text:span text:style-name="T3">Título1(Headins 1), Título2(Headins 2) y Título3(Headins 3) </text:span><text:s/>para crear apartados y subapartados.</text:p>
        </text:list-item>
        <text:list-item>
          <text:p text:style-name="P12">Para escribir texto normal se utilizará el estilo <text:span text:style-name="T3">normal (default).</text:span> </text:p>
        </text:list-item>
        <text:list-item>
          <text:p text:style-name="P12">Para añadir el índice al documento <text:span text:style-name="T3">Insertar | Índices y tablas | Tipo:Tabla de contendido <text:s text:c="3"/>Título: Índice</text:span></text:p>
        </text:list-item>
      </text:list>
      <text:h text:style-name="Heading_20_2" text:outline-level="2">Introducción</text:h>
      <text:h text:style-name="Heading_20_2" text:outline-level="2">Guía de Instalación</text:h>
      <text:h text:style-name="Heading_20_2" text:outline-level="2">Interfaz de usuario</text:h>
      <text:h text:style-name="Heading_20_2" text:outline-level="2">Ejemplo de funcionamiento</text:h>
      <text:h text:style-name="Heading_20_2" text:outline-level="2">Lista de errores</text:h>
      <text:h text:style-name="Heading_20_2" text:outline-level="2" text:is-list-header="true"/>
      <text:p text:style-name="Standard"/>
      <text:p text:style-name="Standard"/>
      <text:p text:style-name="Standard"/>
      <text:p text:style-name="Standard"/>
      <text:p text:style-name="Standard"/>
      <text:h text:style-name="Heading_20_1" text:outline-level="1">Manual del Programador</text:h>
      <text:h text:style-name="Heading_20_2" text:outline-level="2">Introducción</text:h>
      <text:p text:style-name="Standard"/>
      <text:h text:style-name="Heading_20_2" text:outline-level="2">Análisis</text:h>
      <text:h text:style-name="Heading_20_3" text:outline-level="3">Diagrama de modelo conceptual (umbrello)</text:h>
      <text:h text:style-name="Heading_20_3" text:outline-level="3">Descripción de las clases conceptuales</text:h>
      <text:p text:style-name="Standard"/>
      <text:p text:style-name="Standard"/>
      <text:h text:style-name="Heading_20_2" text:outline-level="2">Diseño</text:h>
      <text:h text:style-name="Heading_20_3" text:outline-level="3">Diagramas de clases (umbrello)</text:h>
      <text:h text:style-name="Heading_20_3" text:outline-level="3">Detalle de clases diseñadas (doxygen)</text:h>
      <text:h text:style-name="Heading_20_3" text:outline-level="3">Justificación de estructuras de datos</text:h>
      <text:p text:style-name="Standard"/>
      <text:h text:style-name="Heading_20_2" text:outline-level="2">Batería de pruebas</text:h>
      <text:p text:style-name="Standard">Se debe incluir tanto el código de las pruebas como cuál es el objetivo de cada una de las pruebas. Por ejemplo, es muy útil en el código de pruebas añadir cuál es el objetivo de cada una de los fragmentos de pruebas.</text:p>
      <text:h text:style-name="Heading_20_2" text:outline-level="2" text:is-list-header="true"/>
      <text:h text:style-name="Heading_20_2" text:outline-level="2">Historial de desarrollo y conclusiones</text:h>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break-before="page" fo:keep-with-next="always"/>
      <style:text-properties style:font-name="Arial" fo:font-size="22pt" fo:font-weight="bold" style:letter-kerning="true" style:font-size-asian="2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align="start" style:justify-single-word="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ido" style:family="paragraph" style:parent-style-name="Standard">
      <style:paragraph-properties fo:padding-left="0.141cm" fo:padding-right="0.141cm" fo:padding-top="0.035cm" fo:padding-bottom="0.035cm" fo:border="0.018cm solid #000000"/>
      <style:text-properties style:font-name="Courier New" fo:font-size="9pt" style:font-size-asian="9pt"/>
    </style:style>
    <style:style style:name="Texto_20_independiente_20_2" style:display-name="Texto independiente 2" style:family="paragraph" style:parent-style-name="Standard">
      <style:text-properties style:font-name="Arial" fo:font-size="10pt" fo:font-style="italic" style:font-size-asian="10pt" style:font-style-asian="italic" style:font-name-complex="Arial" style:font-size-complex="10pt" style:font-style-complex="italic"/>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Symbol"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3z0" style:family="text">
      <style:text-properties style:font-name="Symbol" style:font-name-asian="Times New Roman"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1.397cm"/>
      </text:outline-level-style>
      <text:outline-level-style text:level="3" style:num-suffix="." style:num-format="1" text:display-levels="3">
        <style:list-level-properties text:min-label-width="2.15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866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list-level-style-number text:level="2" style:num-format="1" text:display-levels="2">
        <style:list-level-properties text:min-label-width="1.27cm"/>
      </text:list-level-style-number>
      <text:list-level-style-number text:level="3" style:num-format="1" text:display-levels="3"/>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866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format="1">
        <style:list-level-properties text:min-label-width="1.016cm"/>
      </text:list-level-style-number>
      <text:list-level-style-number text:level="3"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text:list-level-style-number text:level="2" style:num-format="1" text:display-levels="2">
        <style:list-level-properties text:min-label-width="1.27cm"/>
      </text:list-level-style-number>
      <text:list-level-style-number text:level="3" style:num-suffix=".1" style:num-format="1" text:display-levels="2"/>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list-level-style-number text:level="2" style:num-format="1" text:display-levels="2">
        <style:list-level-properties text:min-label-width="1.27cm"/>
      </text:list-level-style-number>
      <text:list-level-style-number text:level="3" style:num-suffix=".1" style:num-format=""/>
      <text:list-level-style-number text:level="4" style:num-suffix=")" style:num-format="a" style:num-letter-sync="true">
        <style:list-level-properties text:space-before="3.81cm"/>
      </text:list-level-style-number>
      <text:list-level-style-number text:level="5" style:num-prefix="(" style:num-suffix=")" style:num-format="1">
        <style:list-level-properties text:space-before="5.08cm"/>
      </text:list-level-style-number>
      <text:list-level-style-number text:level="6" style:num-prefix="(" style:num-suffix=")" style:num-format="a" style:num-letter-sync="true">
        <style:list-level-properties text:space-before="6.35cm"/>
      </text:list-level-style-number>
      <text:list-level-style-number text:level="7" style:num-prefix="(" style:num-suffix=")" style:num-format="i">
        <style:list-level-properties text:space-before="7.62cm"/>
      </text:list-level-style-number>
      <text:list-level-style-number text:level="8" style:num-prefix="(" style:num-suffix=")" style:num-format="a" style:num-letter-sync="true">
        <style:list-level-properties text:space-before="8.89cm"/>
      </text:list-level-style-number>
      <text:list-level-style-number text:level="9" style:num-prefix="(" style:num-suffix=")" style:num-format="i">
        <style:list-level-properties text:space-before="10.16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text:display-levels="2">
        <style:list-level-properties text:min-label-width="1.397cm"/>
      </text:list-level-style-number>
      <text:list-level-style-number text:level="3" style:num-suffix="." style:num-format="1" text:display-levels="3">
        <style:list-level-properties text:min-label-width="2.15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page-layout style:name="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1</dc:title>
    <meta:initial-creator>PJCM</meta:initial-creator>
    <meta:creation-date>2005-05-25T08:27:00</meta:creation-date>
    <dc:creator>Mario Jiménez</dc:creator>
    <dc:date>2008-05-15T11:35:09</dc:date>
    <meta:print-date>2005-05-18T09:32:00</meta:print-date>
    <dc:language>es-ES</dc:language>
    <meta:editing-cycles>15</meta:editing-cycles>
    <meta:editing-duration>PT17M5S</meta:editing-duration>
    <meta:user-defined meta:name="Info 1"/>
    <meta:user-defined meta:name="Info 2"/>
    <meta:user-defined meta:name="Info 3"/>
    <meta:user-defined meta:name="Info 4"/>
    <meta:document-statistic meta:table-count="0" meta:image-count="0" meta:object-count="0" meta:page-count="4" meta:paragraph-count="48" meta:word-count="261" meta:character-count="1655"/>
  </office:meta>
</office:document-meta>
</file>